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 table:number-rows-repeated="4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Pérez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/>
          <table:table-cell office:value-type="string" calcext:value-type="string">
            <text:p>Son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arcía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uárez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Marta</text:p>
          </table:table-cell>
          <table:table-cell table:number-columns-repeated="2" office:value-type="string" calcext:value-type="string">
            <text:p>Tor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Casas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9:51:54.035981933</meta:creation-date>
    <dc:date>2023-04-24T09:59:37.136175953</dc:date>
    <meta:editing-duration>PT7M43S</meta:editing-duration>
    <meta:editing-cycles>1</meta:editing-cycles>
    <meta:document-statistic meta:table-count="1" meta:cell-count="24" meta:object-count="0"/>
    <meta:generator>LibreOffice/7.3.5.2$Linux_X86_64 LibreOffice_project/30$Build-2</meta:generator>
  </office:meta>
</office:document-meta>
</file>